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language="es" fo:country="ES" officeooo:rsid="00093fb8" officeooo:paragraph-rsid="00093fb8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fo:language="es" fo:country="ES" officeooo:rsid="00099f7f" officeooo:paragraph-rsid="00099f7f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officeooo:paragraph-rsid="00099f7f"/>
    </style:style>
    <style:style style:name="P4" style:family="paragraph" style:parent-style-name="Standard">
      <style:paragraph-properties fo:text-align="justify" style:justify-single-word="false"/>
      <style:text-properties fo:font-size="14pt" fo:language="es" fo:country="ES" officeooo:rsid="00093fb8" officeooo:paragraph-rsid="00093fb8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fo:language="es" fo:country="ES" officeooo:rsid="00093fb8" officeooo:paragraph-rsid="000e1f32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fo:language="es" fo:country="ES" officeooo:rsid="000b4ed3" officeooo:paragraph-rsid="00093fb8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fo:language="es" fo:country="ES" officeooo:rsid="00099f7f" officeooo:paragraph-rsid="00093fb8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fo:language="es" fo:country="ES" officeooo:rsid="00099f7f" officeooo:paragraph-rsid="00099f7f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fo:language="es" fo:country="ES" officeooo:rsid="000c0754" officeooo:paragraph-rsid="00099f7f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language="es" fo:country="ES" style:text-underline-style="none" fo:font-weight="normal" officeooo:rsid="00093fb8" officeooo:paragraph-rsid="00093fb8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officeooo:paragraph-rsid="00093fb8"/>
    </style:style>
    <style:style style:name="P12" style:family="paragraph" style:parent-style-name="Standard">
      <style:paragraph-properties fo:text-align="justify" style:justify-single-word="false"/>
      <style:text-properties fo:font-size="12pt" fo:language="es" fo:country="ES" officeooo:rsid="00093fb8" officeooo:paragraph-rsid="00093fb8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fo:language="es" fo:country="ES" officeooo:rsid="00099f7f" officeooo:paragraph-rsid="000e1f32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fo:language="es" fo:country="ES" style:text-underline-style="none" fo:font-weight="normal" officeooo:rsid="00093fb8" officeooo:paragraph-rsid="000e1f3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language="es" fo:country="ES" style:text-underline-style="none" fo:font-weight="normal" officeooo:rsid="000f3257" officeooo:paragraph-rsid="000f325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8pt" fo:language="es" fo:country="ES" style:text-underline-style="solid" style:text-underline-width="auto" style:text-underline-color="font-color" fo:font-weight="bold" officeooo:rsid="000e1f32" officeooo:paragraph-rsid="000e1f32" style:font-size-asian="15.6999998092651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8pt" fo:language="es" fo:country="ES" officeooo:rsid="00093fb8" officeooo:paragraph-rsid="00093fb8" style:font-size-asian="15.6999998092651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18pt" fo:language="es" fo:country="ES" officeooo:rsid="000e1f32" officeooo:paragraph-rsid="000e1f32" style:font-size-asian="15.6999998092651pt" style:font-size-complex="18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99f7f" style:font-size-asian="12.25pt" style:font-size-complex="14pt"/>
    </style:style>
    <style:style style:name="T3" style:family="text">
      <style:text-properties fo:font-size="14pt" officeooo:rsid="000b4ed3" style:font-size-asian="12.25pt" style:font-size-complex="14pt"/>
    </style:style>
    <style:style style:name="T4" style:family="text">
      <style:text-properties fo:font-size="14pt" officeooo:rsid="000c0754" style:font-size-asian="12.25pt" style:font-size-complex="14pt"/>
    </style:style>
    <style:style style:name="T5" style:family="text">
      <style:text-properties fo:font-size="14pt" officeooo:rsid="000dfc8a" style:font-size-asian="12.25pt" style:font-size-complex="14pt"/>
    </style:style>
    <style:style style:name="T6" style:family="text">
      <style:text-properties fo:font-size="14pt" officeooo:rsid="000e1f32" style:font-size-asian="12.25pt" style:font-size-complex="14pt"/>
    </style:style>
    <style:style style:name="T7" style:family="text">
      <style:text-properties fo:font-size="14pt" fo:language="es" fo:country="ES" officeooo:rsid="00099f7f" style:font-size-asian="12.25pt" style:font-size-complex="14pt"/>
    </style:style>
    <style:style style:name="T8" style:family="text">
      <style:text-properties fo:font-size="14pt" fo:language="es" fo:country="ES" officeooo:rsid="000d4f5a" style:font-size-asian="12.25pt" style:font-size-complex="14pt"/>
    </style:style>
    <style:style style:name="T9" style:family="text">
      <style:text-properties fo:font-size="14pt" fo:language="es" fo:country="ES" officeooo:rsid="000b4ed3" style:font-size-asian="12.25pt" style:font-size-complex="14pt"/>
    </style:style>
    <style:style style:name="T10" style:family="text">
      <style:text-properties fo:font-size="14pt" fo:language="es" fo:country="ES" officeooo:rsid="000e1f32" style:font-size-asian="12.25pt" style:font-size-complex="14pt"/>
    </style:style>
    <style:style style:name="T11" style:family="text">
      <style:text-properties fo:font-size="14pt" fo:language="es" fo:country="ES" officeooo:rsid="00093fb8" style:font-size-asian="12.25pt" style:font-size-complex="14pt"/>
    </style:style>
    <style:style style:name="T12" style:family="text">
      <style:text-properties fo:font-size="14pt" fo:font-style="italic" style:font-size-asian="12.25pt" style:font-style-asian="italic" style:font-size-complex="14pt" style:font-style-complex="italic"/>
    </style:style>
    <style:style style:name="T13" style:family="text">
      <style:text-properties fo:font-size="14pt" fo:font-style="normal" style:font-size-asian="12.25pt" style:font-style-asian="normal" style:font-size-complex="14pt" style:font-style-complex="normal"/>
    </style:style>
    <style:style style:name="T14" style:family="text">
      <style:text-properties officeooo:rsid="000dfc8a"/>
    </style:style>
    <style:style style:name="T15" style:family="text">
      <style:text-properties officeooo:rsid="000e1f32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officeooo:rsid="000f3257"/>
    </style:style>
    <style:style style:name="T18" style:family="text">
      <style:text-properties officeooo:rsid="000fc7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6">Juego de ajedrez online</text:span></text:p>
      <text:p text:style-name="P17"><text:span text:style-name="T16"/></text:p>
      <text:p text:style-name="P10">- <text:span text:style-name="T15">Registrarse</text:span></text:p>
      <text:p text:style-name="P4">- Login phpmyadmin</text:p>
      <text:p text:style-name="P11"><text:span text:style-name="T11"><text:tab/></text:span><text:span text:style-name="T7">· </text:span><text:span text:style-name="T10">Tabla</text:span><text:span text:style-name="T7"> ‘usuario’: username, foto, contraseña, descripción, </text:span><text:span text:style-name="T9">ELO</text:span></text:p>
      <text:p text:style-name="P1"><text:span text:style-name="T2"><text:tab/></text:span><text:span text:style-name="T3">·</text:span><text:span text:style-name="T2"> </text:span><text:span text:style-name="T3">Tabla ‘partida’ → 2 usuarios, color (blanco, negro), ELO</text:span></text:p>
      <text:p text:style-name="P1"><text:span text:style-name="T3">- </text:span><text:span text:style-name="T5">Canvas</text:span></text:p>
      <text:p text:style-name="P5"><text:span text:style-name="T14">- 2 jugadores conectados</text:span></text:p>
      <text:p text:style-name="P13"><text:span text:style-name="T3">- </text:span><text:span text:style-name="T4">Desconectarse = derrota (partida acaba, actualiza ELO, guarda notación)</text:span></text:p>
      <text:p text:style-name="P13"><text:span text:style-name="T4">- </text:span><text:span text:style-name="T6">Emparejamiento: 2 jugadores online en espera y con el mismo ELO</text:span></text:p>
      <text:p text:style-name="P13"><text:span text:style-name="T4"/></text:p>
      <text:p text:style-name="P4">- Guardar notaciones</text:p>
      <text:p text:style-name="P1"><text:span text:style-name="T1">- </text:span><text:span text:style-name="T3">Pintar tabla orientada según el lado del jugador</text:span></text:p>
      <text:p text:style-name="P6">- Respetar orden</text:p>
      <text:p text:style-name="P1"><text:span text:style-name="T1">- </text:span><text:span text:style-name="T3">Programar movimiento general piezas</text:span></text:p>
      <text:p text:style-name="P1"><text:span text:style-name="T1">- Opciones para personalizar tablero </text:span><text:span text:style-name="T2">(colores, piezas, etc.)</text:span></text:p>
      <text:p text:style-name="P4">- Flechas con click derecho</text:p>
      <text:p text:style-name="P1"><text:span text:style-name="T1"><text:tab/></text:span><text:span text:style-name="T3">· Colores diferentes según color de la pieza</text:span></text:p>
      <text:p text:style-name="P1"><text:span text:style-name="T1">- png de </text:span><text:span text:style-name="T2">piezas</text:span></text:p>
      <text:p text:style-name="P1"><text:span text:style-name="T1">- </text:span><text:span text:style-name="T2">Marcar casilla de última pieza movida</text:span></text:p>
      <text:p text:style-name="P1"><text:span text:style-name="T2">- </text:span><text:span text:style-name="T3">Marcar casillas disponibles para piezas</text:span></text:p>
      <text:p text:style-name="P6"><text:tab/>· Marcar qué piezas se pueden capturar</text:p>
      <text:p text:style-name="P7">- ELO de usuario</text:p>
      <text:p text:style-name="P7">- Partidas en tablas</text:p>
      <text:p text:style-name="P7"><text:tab/>· Ahogado</text:p>
      <text:p text:style-name="P7"><text:tab/>· Repetición de movimientos</text:p>
      <text:p text:style-name="P8"><text:tab/>· Detectar cuando no se puede hacer mate</text:p>
      <text:p text:style-name="P2"><text:span text:style-name="T1">- Reglas especiales para mover piezas (rayos X, </text:span><text:span text:style-name="T12">en passant</text:span><text:span text:style-name="T13">, coronaciones, enroques</text:span><text:span text:style-name="T1">)</text:span></text:p>
      <text:p text:style-name="P2"><text:span text:style-name="T1"><text:tab/></text:span><text:span text:style-name="T3">· Todas las reglas sobre enroque</text:span></text:p>
      <text:p text:style-name="P2"><text:span text:style-name="T3"><text:tab/></text:span><text:span text:style-name="T4">· Respetar piezas delante</text:span></text:p>
      <text:p text:style-name="P8">- Tablero 8x8 con coordenadas</text:p>
      <text:p text:style-name="P2"><text:span text:style-name="T1">- </text:span><text:span text:style-name="T3">Botón para pedir tablas (si ambos aceptan = tablas)</text:span></text:p>
      <text:p text:style-name="P3"><text:span text:style-name="T9"><text:tab/></text:span><text:span text:style-name="T8">· 1 vez cada X movimientos</text:span></text:p>
      <text:p text:style-name="P9">- No se guarda la partida hasta que acaba</text:p>
      <text:p text:style-name="P7"/>
      <text:p text:style-name="P8">Opcional:</text:p>
      <text:p text:style-name="P8"/>
      <text:p text:style-name="P3"><text:span text:style-name="T7">- Importar </text:span><text:span text:style-name="T8">módulo</text:span><text:span text:style-name="T7"> de ajedrez</text:span></text:p>
      <text:p text:style-name="P8">- Elegir coronaciones</text:p>
      <text:p text:style-name="P8">- Chat para jugadores</text:p>
      <text:p text:style-name="P2"><text:span text:style-name="T1">- </text:span><text:span text:style-name="T4">Mostrar piezas capturadas</text:span></text:p>
      <text:p text:style-name="P9">- Pre-moves</text:p>
      <text:p text:style-name="P9">- <text:span text:style-name="T17">Visitar perfiles</text:span></text:p>
      <text:p text:style-name="P9"/>
      <text:p text:style-name="P18"><text:soft-page-break/><text:span text:style-name="T16">Chess Online</text:span></text:p>
      <text:p text:style-name="P16"/>
      <text:p text:style-name="P15">Se trata de crear una aplicación online para jugar partidas de ajedrez en parejas.</text:p>
      <text:p text:style-name="P15"/>
      <text:p text:style-name="P15">Los usuarios deben registrarse a través de la página web de la aplicación, definiendo obligatoriamente un nombre de usuario y una contraseña. Una vez registrado, el usuario puede personalizar su perfil adjuntando una foto <text:span text:style-name="T18">y/o</text:span> escribiendo una descripción. <text:span text:style-name="T18">Ambos pueden mostrarse al oponente durante la partida. El usuario también recibirá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1T19:34:42.804346784</meta:creation-date>
    <dc:date>2023-03-02T20:05:50.530716332</dc:date>
    <meta:editing-duration>PT13M5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2" meta:word-count="282" meta:character-count="1709" meta:non-whitespace-character-count="1459"/>
  </office:meta>
</office:document-meta>
</file>